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4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PASAPERA BAUTISTA, OMAR ALEXIS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I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5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ASAPERA BAUTISTA, OMAR ALEXIS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1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13928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4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1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6:5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4T20:59:4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